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5167in" fo:margin-left="0.0035in" fo:margin-top="0in" fo:margin-bottom="0in" table:align="left" style:writing-mode="lr-tb"/>
    </style:style>
    <style:style style:name="Table1.A" style:family="table-column">
      <style:table-column-properties style:column-width="1.08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868in" fo:keep-together="auto"/>
    </style:style>
    <style:style style:name="Table1.B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58in" fo:margin-left="0.0035in" fo:margin-top="0in" fo:margin-bottom="0in" table:align="left" style:writing-mode="lr-tb"/>
    </style:style>
    <style:style style:name="Table2.A" style:family="table-column">
      <style:table-column-properties style:column-width="0.6097in"/>
    </style:style>
    <style:style style:name="Table2.B" style:family="table-column">
      <style:table-column-properties style:column-width="0.8299in"/>
    </style:style>
    <style:style style:name="Table2.C" style:family="table-column">
      <style:table-column-properties style:column-width="0.391in"/>
    </style:style>
    <style:style style:name="Table2.D" style:family="table-column">
      <style:table-column-properties style:column-width="0.4229in"/>
    </style:style>
    <style:style style:name="Table2.E" style:family="table-column">
      <style:table-column-properties style:column-width="1.9431in"/>
    </style:style>
    <style:style style:name="Table2.F" style:family="table-column">
      <style:table-column-properties style:column-width="2.2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 fo:font-size="9pt" style:font-size-asian="9pt" style:font-size-complex="9pt"/>
    </style:style>
    <style:style style:name="P2" style:family="paragraph" style:parent-style-name="Standard">
      <style:text-properties style:font-name="Calibri1" fo:font-size="9pt" officeooo:paragraph-rsid="00227022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paragraph-rsid="00227022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6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4605a" officeooo:paragraph-rsid="0024605a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8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27022" officeooo:paragraph-rsid="00227022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50704" officeooo:paragraph-rsid="00250704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2" style:family="paragraph" style:parent-style-name="Standard">
      <style:text-properties style:font-name="Calibri1" officeooo:paragraph-rsid="00227022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officeooo:paragraph-rsid="0022702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1" fo:font-size="9pt" fo:language="en" fo:country="US" officeooo:paragraph-rsid="00227022" style:letter-kerning="false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P15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6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8" style:family="paragraph" style:parent-style-name="List_20_Paragraph" style:list-style-name="WWNum3">
      <loext:graphic-properties draw:fill="none"/>
      <style:paragraph-properties fo:margin-left="0.5618in" fo:margin-right="0in" fo:margin-top="0in" fo:margin-bottom="0in" style:contextual-spacing="tru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227022" officeooo:paragraph-rsid="00227022" style:font-size-asian="7pt" style:font-size-complex="7pt"/>
    </style:style>
    <style:style style:name="P19" style:family="paragraph" style:parent-style-name="List_20_Paragraph" style:list-style-name="WWNum3">
      <loext:graphic-properties draw:fill="none"/>
      <style:paragraph-properties fo:margin-left="0.6252in" fo:margin-right="0in" fo:margin-top="0in" fo:margin-bottom="0in" style:contextual-spacing="tru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227022" officeooo:paragraph-rsid="00227022" style:font-size-asian="7pt" style:font-size-complex="7pt"/>
    </style:style>
    <style:style style:name="P20" style:family="paragraph" style:parent-style-name="List_20_Paragraph" style:list-style-name="WWNum3">
      <loext:graphic-properties draw:fill="none"/>
      <style:paragraph-properties fo:margin-left="0.5in" fo:margin-right="0in" fo:margin-top="0in" fo:margin-bottom="0in" style:contextual-spacing="tru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227022" officeooo:paragraph-rsid="00227022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officeooo:rsid="0025edd0"/>
    </style:style>
    <style:style style:name="T2" style:family="text">
      <style:text-properties officeooo:rsid="00276e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mon Form</text:p>
      <text:p text:style-name="P2">Fighting Profile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2">
          <table:table-cell table:style-name="Table1.A1" office:value-type="string">
            <text:p text:style-name="P3">Devil</text:p>
          </table:table-cell>
          <table:table-cell table:style-name="Table1.B2" office:value-type="string">
            <text:p text:style-name="P14">PR+2</text:p>
          </table:table-cell>
          <table:table-cell table:style-name="Table1.B2" office:value-type="string">
            <text:p text:style-name="P14">RS+0</text:p>
          </table:table-cell>
          <table:table-cell table:style-name="Table1.B2" office:value-type="string">
            <text:p text:style-name="P14">RW+2</text:p>
          </table:table-cell>
          <table:table-cell table:style-name="Table1.B2" office:value-type="string">
            <text:p text:style-name="P14">RS+3</text:p>
          </table:table-cell>
          <table:table-cell table:style-name="Table1.B2" office:value-type="string">
            <text:p text:style-name="P14">CW+3</text:p>
          </table:table-cell>
        </table:table-row>
        <table:table-row table:style-name="Table1.1">
          <table:table-cell table:style-name="Table1.A1" office:value-type="string">
            <text:p text:style-name="P3">Imp</text:p>
          </table:table-cell>
          <table:table-cell table:style-name="Table1.B2" office:value-type="string">
            <text:p text:style-name="P14">CP+2</text:p>
          </table:table-cell>
          <table:table-cell table:style-name="Table1.B2" office:value-type="string">
            <text:p text:style-name="P14">RS+3</text:p>
          </table:table-cell>
          <table:table-cell table:style-name="Table1.B2" office:value-type="string">
            <text:p text:style-name="P14">PR+0</text:p>
          </table:table-cell>
          <table:table-cell table:style-name="Table1.B2" office:value-type="string">
            <text:p text:style-name="P14">CS+3</text:p>
          </table:table-cell>
          <table:table-cell table:style-name="Table1.B2" office:value-type="string">
            <text:p text:style-name="P14">CP+2</text:p>
          </table:table-cell>
        </table:table-row>
        <table:table-row table:style-name="Table1.1">
          <table:table-cell table:style-name="Table1.A1" office:value-type="string">
            <text:p text:style-name="P3">Titan</text:p>
          </table:table-cell>
          <table:table-cell table:style-name="Table1.B2" office:value-type="string">
            <text:p text:style-name="P14">MP+4</text:p>
          </table:table-cell>
          <table:table-cell table:style-name="Table1.B2" office:value-type="string">
            <text:p text:style-name="P14">MT+3</text:p>
          </table:table-cell>
          <table:table-cell table:style-name="Table1.B2" office:value-type="string">
            <text:p text:style-name="P14">PR+2</text:p>
          </table:table-cell>
          <table:table-cell table:style-name="Table1.B2" office:value-type="string">
            <text:p text:style-name="P14">RT+0</text:p>
          </table:table-cell>
          <table:table-cell table:style-name="Table1.B2" office:value-type="string">
            <text:p text:style-name="P14">CP+1</text:p>
          </table:table-cell>
        </table:table-row>
      </table:table>
      <text:p text:style-name="P2"/>
      <text:p text:style-name="P2">Special Mechanics</text:p>
      <text:p text:style-name="P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Category</text:p>
          </table:table-cell>
          <table:table-cell table:style-name="Table2.A1" office:value-type="string">
            <text:p text:style-name="P10">Cost</text:p>
          </table:table-cell>
          <table:table-cell table:style-name="Table2.A1" office:value-type="string">
            <text:p text:style-name="P10">Burn</text:p>
          </table:table-cell>
          <table:table-cell table:style-name="Table2.A1" office:value-type="string">
            <text:p text:style-name="P11">Effects</text:p>
          </table:table-cell>
          <table:table-cell table:style-name="Table2.A1" office:value-type="string">
            <text:p text:style-name="P10">Enhancements</text:p>
          </table:table-cell>
        </table:table-row>
        <table:table-row table:style-name="Table2.1">
          <table:table-cell table:style-name="Table2.A1" office:value-type="string">
            <text:p text:style-name="P7">Brimstone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list xml:id="list834965599" text:style-name="WWNum3">
              <text:list-item>
                <text:p text:style-name="P15">Teleport (15)</text:p>
              </text:list-item>
              <text:list-item>
                <text:p text:style-name="P15">On Move Start: <text:s/>Toxic Cloud</text:p>
              </text:list-item>
              <text:list-item>
                <text:p text:style-name="P18">Choke (Power, Toughness)</text:p>
              </text:list-item>
              <text:list-item>
                <text:p text:style-name="P18">Radius (2)</text:p>
              </text:list-item>
            </text:list>
          </table:table-cell>
          <table:table-cell table:style-name="Table2.A1" office:value-type="string">
            <text:list xml:id="list1390588212" text:style-name="WWNum2">
              <text:list-item>
                <text:p text:style-name="P21">Burn -1 / x3 / -- / 10P</text:p>
              </text:list-item>
              <text:list-item>
                <text:p text:style-name="P21">Move / x3 / +1B / 10P</text:p>
              </text:list-item>
              <text:list-item>
                <text:p text:style-name="P21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Demon Claws</text:p>
          </table:table-cell>
          <table:table-cell table:style-name="Table2.A1" office:value-type="string">
            <text:p text:style-name="P7">Attack, <text:span text:style-name="T1">Melee, </text:span>Single Targe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5</text:p>
          </table:table-cell>
          <table:table-cell table:style-name="Table2.A1" office:value-type="string">
            <text:list xml:id="list194560598560788" text:continue-list="list834965599" text:style-name="WWNum3">
              <text:list-item>
                <text:p text:style-name="P15">Damage (2d8 + Muscle) (Physical, Slashing)</text:p>
              </text:list-item>
              <text:list-item>
                <text:p text:style-name="P15">Curse (Power)</text:p>
              </text:list-item>
            </text:list>
          </table:table-cell>
          <table:table-cell table:style-name="Table2.A1" office:value-type="string">
            <text:list xml:id="list3740860482" text:style-name="WWNum1">
              <text:list-item>
                <text:p text:style-name="P22">Accuracy +2 / x2 / +0B / 10P</text:p>
              </text:list-item>
              <text:list-item>
                <text:p text:style-name="P22">Bleed +1 / x3 / +0B / 10P</text:p>
              </text:list-item>
              <text:list-item>
                <text:p text:style-name="P22">Burn -1 / x3 / -- / 10P</text:p>
              </text:list-item>
              <text:list-item>
                <text:p text:style-name="P22">Dmg Die / x3 / +1B / <text:span text:style-name="T2">2</text:span>0P</text:p>
              </text:list-item>
              <text:list-item>
                <text:p text:style-name="P22">Dmg Die / x3 / -2A / <text:span text:style-name="T2">2</text:span>0P</text:p>
              </text:list-item>
              <text:list-item>
                <text:p text:style-name="P22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ear</text:p>
          </table:table-cell>
          <table:table-cell table:style-name="Table2.A1" office:value-type="string">
            <text:p text:style-name="P7">Attack, <text:span text:style-name="T1">Zap, </text:span>Single Targe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list xml:id="list194560351746156" text:continue-list="list194560598560788" text:style-name="WWNum3">
              <text:list-item>
                <text:p text:style-name="P15">Fear (Charisma, Power)</text:p>
              </text:list-item>
            </text:list>
          </table:table-cell>
          <table:table-cell table:style-name="Table2.A1" office:value-type="string">
            <text:list xml:id="list194560248893123" text:continue-list="list3740860482" text:style-name="WWNum1">
              <text:list-item>
                <text:p text:style-name="P22">Cursed – As long as the target has Fear, he is also Cursed / x1 / +1B/ 10P</text:p>
              </text:list-item>
              <text:list-item>
                <text:p text:style-name="P22">Range +4 / x3 / -- / 6P</text:p>
              </text:list-item>
              <text:list-item>
                <text:p text:style-name="P22">Save DL +2 / x3 / +1B / 10P</text:p>
              </text:list-item>
              <text:list-item>
                <text:p text:style-name="P22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eeds on Fear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59684252616" text:continue-list="list194560351746156" text:style-name="WWNum3">
              <text:list-item>
                <text:p text:style-name="P15">If there is any Afraid character on the battlefield, you choose:</text:p>
              </text:list-item>
              <text:list-item>
                <text:p text:style-name="P19">Heal (1d4)</text:p>
              </text:list-item>
              <text:list-item>
                <text:p text:style-name="P19">Burn Reduction (1d4)</text:p>
              </text:list-item>
            </text:list>
          </table:table-cell>
          <table:table-cell table:style-name="Table2.A1" office:value-type="string">
            <text:list xml:id="list194561062660178" text:continue-list="list1390588212" text:style-name="WWNum2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ght with Wild Abando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60792638004" text:continue-list="list194559684252616" text:style-name="WWNum3">
              <text:list-item>
                <text:p text:style-name="P15">Defense (-1)</text:p>
              </text:list-item>
              <text:list-item>
                <text:p text:style-name="P15">Damage (2)</text:p>
              </text:list-item>
            </text:list>
          </table:table-cell>
          <table:table-cell table:style-name="Table2.A1" office:value-type="string">
            <text:list xml:id="list194560975521171" text:continue-list="list194560248893123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Offensive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59938148872" text:continue-list="list194560792638004" text:style-name="WWNum3">
              <text:list-item>
                <text:p text:style-name="P15">Accuracy (1)</text:p>
              </text:list-item>
              <text:list-item>
                <text:p text:style-name="P15">Damage (2)</text:p>
              </text:list-item>
              <text:list-item>
                <text:p text:style-name="P15">Defense (-1)</text:p>
              </text:list-item>
            </text:list>
          </table:table-cell>
          <table:table-cell table:style-name="Table2.A1" office:value-type="string">
            <text:list xml:id="list194559716346135" text:continue-list="list194561062660178" text:style-name="WWNum2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Prehensile Tail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59540298807" text:continue-list="list194559938148872" text:style-name="WWNum3">
              <text:list-item>
                <text:p text:style-name="P15">Extra Limb</text:p>
              </text:list-item>
            </text:list>
          </table:table-cell>
          <table:table-cell table:style-name="Table2.A1" office:value-type="string">
            <text:list xml:id="list194559367581752" text:continue-list="list194560975521171" text:style-name="WWNum1">
              <text:list-item>
                <text:p text:style-name="P22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cales</text:p>
          </table:table-cell>
          <table:table-cell table:style-name="Table2.A1" office:value-type="string">
            <text:p text:style-name="P9">Armor, Inher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59505044185" text:continue-numbering="true" text:style-name="WWNum1">
              <text:list-item>
                <text:p text:style-name="P25">Armor (3/3/0)</text:p>
              </text:list-item>
            </text:list>
          </table:table-cell>
          <table:table-cell table:style-name="Table2.A1" office:value-type="string">
            <text:list xml:id="list194559961959814" text:continue-numbering="true" text:style-name="WWNum1">
              <text:list-item>
                <text:p text:style-name="P22">Armor / x3 / +0B / 10P</text:p>
              </text:list-item>
              <text:list-item>
                <text:p text:style-name="P22">Chaotic – Anyone who hits you takes Curse(3) / x1 / +1B / 20P</text:p>
              </text:list-item>
              <text:list-item>
                <text:p text:style-name="P22">Fortified – Armor 1/1/2 / x1 / +0B / 20P</text:p>
              </text:list-item>
              <text:list-item>
                <text:p text:style-name="P22">Infernal – Anyone who hits you takes Ignite(3) / x1 / +1B / 20P</text:p>
              </text:list-item>
              <text:list-item>
                <text:p text:style-name="P22">Proc +1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ulfurous Blood</text:p>
          </table:table-cell>
          <table:table-cell table:style-name="Table2.A1" office:value-type="string">
            <text:p text:style-name="P9">Adder, Melee, Ranged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194560147020497" text:continue-numbering="true" text:style-name="WWNum1">
              <text:list-item>
                <text:p text:style-name="P25">Ignite (2)</text:p>
              </text:list-item>
            </text:list>
          </table:table-cell>
          <table:table-cell table:style-name="Table2.A1" office:value-type="string">
            <text:list xml:id="list194560428219729" text:continue-numbering="true" text:style-name="WWNum1">
              <text:list-item>
                <text:p text:style-name="P22">Proc +1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ealthy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60319426781" text:continue-numbering="true" text:style-name="WWNum1">
              <text:list-item>
                <text:p text:style-name="P25">Skill (Sneak RS) (4)</text:p>
              </text:list-item>
            </text:list>
          </table:table-cell>
          <table:table-cell table:style-name="Table2.A1" office:value-type="string">
            <text:list xml:id="list194559874403279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rong Jaw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194560109663954" text:continue-numbering="true" text:style-name="WWNum1">
              <text:list-item>
                <text:p text:style-name="P26">Once per combat, when hit by an attack (but before damage is rolled), <text:soft-page-break/>you can spend one energy to ignore the effects of that attack</text:p>
              </text:list-item>
            </text:list>
          </table:table-cell>
          <table:table-cell table:style-name="Table2.A1" office:value-type="string">
            <text:list xml:id="list194560271884529" text:continue-numbering="true" text:style-name="WWNum1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ank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60918971363" text:continue-list="list194559540298807" text:style-name="WWNum3">
              <text:list-item>
                <text:p text:style-name="P15">Hit Points (4)</text:p>
              </text:list-item>
            </text:list>
          </table:table-cell>
          <table:table-cell table:style-name="Table2.A1" office:value-type="string">
            <text:list xml:id="list194559585352635" text:continue-list="list194560271884529" text:style-name="WWNum1">
              <text:list-item>
                <text:p text:style-name="P17">Hits +4 / x3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rue Form</text:p>
          </table:table-cell>
          <table:table-cell table:style-name="Table2.A1" office:value-type="string">
            <text:p text:style-name="P7">Buff, Toggle, Self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M2</text:p>
          </table:table-cell>
          <table:table-cell table:style-name="Table2.A1" office:value-type="string">
            <text:list xml:id="list194560437029241" text:continue-list="list194560918971363" text:style-name="WWNum3">
              <text:list-item>
                <text:p text:style-name="P15">Change Shape (Greater Demon)</text:p>
              </text:list-item>
              <text:list-item>
                <text:p text:style-name="P15">Armor, Stacking (2/2/2)</text:p>
              </text:list-item>
              <text:list-item>
                <text:p text:style-name="P15">Saves (Mental, Magic) (1)</text:p>
              </text:list-item>
              <text:list-item>
                <text:p text:style-name="P15">Resist Fire (1)</text:p>
              </text:list-item>
              <text:list-item>
                <text:p text:style-name="P15">Resist Magic (1)</text:p>
              </text:list-item>
              <text:list-item>
                <text:p text:style-name="P15">Defense (-1)</text:p>
              </text:list-item>
              <text:list-item>
                <text:p text:style-name="P15">Move (-1)</text:p>
              </text:list-item>
              <text:list-item>
                <text:p text:style-name="P15">Melee Attacks:</text:p>
              </text:list-item>
              <text:list-item>
                <text:p text:style-name="P20">Reach (1)</text:p>
              </text:list-item>
              <text:list-item>
                <text:p text:style-name="P20">Bleeder (3)</text:p>
              </text:list-item>
              <text:list-item>
                <text:p text:style-name="P20">Damage (2)</text:p>
              </text:list-item>
            </text:list>
          </table:table-cell>
          <table:table-cell table:style-name="Table2.A1" office:value-type="string">
            <text:list xml:id="list194559816857619" text:continue-list="list194559585352635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5" office:value-type="string">
            <text:p text:style-name="P5">Undying</text:p>
          </table:table-cell>
          <table:table-cell table:style-name="Table2.A15" office:value-type="string">
            <text:p text:style-name="P5">Heal, Self</text:p>
          </table:table-cell>
          <table:table-cell table:style-name="Table2.A15" office:value-type="string">
            <text:p text:style-name="P6">20</text:p>
          </table:table-cell>
          <table:table-cell table:style-name="Table2.A15" office:value-type="string">
            <text:p text:style-name="P6">E</text:p>
          </table:table-cell>
          <table:table-cell table:style-name="Table2.A15" office:value-type="string">
            <text:list xml:id="list194559272099823" text:continue-list="list194560437029241" text:style-name="WWNum3">
              <text:list-item>
                <text:p text:style-name="P23">Heal (4d6)</text:p>
              </text:list-item>
              <text:list-item>
                <text:p text:style-name="P23">Revives</text:p>
              </text:list-item>
              <text:list-item>
                <text:p text:style-name="P23">Fires the round after defeat and revives you if you return to positive hits</text:p>
              </text:list-item>
            </text:list>
          </table:table-cell>
          <table:table-cell table:style-name="Table2.A15" office:value-type="string">
            <text:list xml:id="list194559469310885" text:continue-list="list194559816857619" text:style-name="WWNum1">
              <text:list-item>
                <text:p text:style-name="P24">None</text:p>
              </text:list-item>
            </text:list>
          </table:table-cell>
        </table:table-row>
        <table:table-row table:style-name="Table2.1">
          <table:table-cell table:style-name="Table2.A15" office:value-type="string">
            <text:p text:style-name="P5">Venom</text:p>
          </table:table-cell>
          <table:table-cell table:style-name="Table2.A15" office:value-type="string">
            <text:p text:style-name="P9">Adder, Melee</text:p>
          </table:table-cell>
          <table:table-cell table:style-name="Table2.A15" office:value-type="string">
            <text:p text:style-name="P6">20</text:p>
          </table:table-cell>
          <table:table-cell table:style-name="Table2.A15" office:value-type="string">
            <text:p text:style-name="P6">2</text:p>
          </table:table-cell>
          <table:table-cell table:style-name="Table2.A15" office:value-type="string">
            <text:list xml:id="list194559992400516" text:continue-list="list194559272099823" text:style-name="WWNum3">
              <text:list-item>
                <text:p text:style-name="P23">Envenomed (Toughness)</text:p>
              </text:list-item>
            </text:list>
          </table:table-cell>
          <table:table-cell table:style-name="Table2.A15" office:value-type="string">
            <text:list xml:id="list194561125970174" text:continue-list="list194559469310885" text:style-name="WWNum1">
              <text:list-item>
                <text:p text:style-name="P22">Save DL +2 / x3 / +1B / 10P</text:p>
              </text:list-item>
            </text:list>
          </table:table-cell>
        </table:table-row>
        <table:table-row table:style-name="Table2.1">
          <table:table-cell table:style-name="Table2.A15" office:value-type="string">
            <text:p text:style-name="P5">Wings</text:p>
          </table:table-cell>
          <table:table-cell table:style-name="Table2.A15" office:value-type="string">
            <text:p text:style-name="P5">Movement</text:p>
          </table:table-cell>
          <table:table-cell table:style-name="Table2.A15" office:value-type="string">
            <text:p text:style-name="P6">20</text:p>
          </table:table-cell>
          <table:table-cell table:style-name="Table2.A15" office:value-type="string">
            <text:p text:style-name="P6">1</text:p>
          </table:table-cell>
          <table:table-cell table:style-name="Table2.A15" office:value-type="string">
            <text:list xml:id="list194559430257377" text:continue-list="list194559992400516" text:style-name="WWNum3">
              <text:list-item>
                <text:p text:style-name="P23">Flight (12)</text:p>
              </text:list-item>
              <text:list-item>
                <text:p text:style-name="P23">Overland (4)</text:p>
              </text:list-item>
              <text:list-item>
                <text:p text:style-name="P23">Defense (1)</text:p>
              </text:list-item>
            </text:list>
          </table:table-cell>
          <table:table-cell table:style-name="Table2.A15" office:value-type="string">
            <text:list xml:id="list194560841989757" text:continue-list="list194561125970174" text:style-name="WWNum1">
              <text:list-item>
                <text:p text:style-name="P22">Burn -1 / x3 / +0B / 10P</text:p>
              </text:list-item>
              <text:list-item>
                <text:p text:style-name="P22">Move / x3 / +1B / 10P</text:p>
              </text:list-item>
              <text:list-item>
                <text:p text:style-name="P22">Overland +1 / x3 / +0B / 10P<text:bookmark text:name="_GoBack"/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13</meta:editing-cycles>
    <meta:creation-date>2022-06-11T01:07:00</meta:creation-date>
    <dc:date>2022-11-14T19:45:59.108000000</dc:date>
    <meta:editing-duration>PT2H23M1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8" meta:word-count="570" meta:character-count="2312" meta:non-whitespace-character-count="1974"/>
    <meta:user-defined meta:name="AppVersion">16.0000</meta:user-defined>
    <meta:template xlink:type="simple" xlink:actuate="onRequest" xlink:title="Normal.dotm" xlink:href=""/>
  </office:meta>
</office:document-meta>
</file>